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2000000F27F481F204A922E7E.png" manifest:media-type="image/png"/>
  <manifest:file-entry manifest:full-path="Pictures/100002010000025A000000D88B6048461293EF76.png" manifest:media-type="image/png"/>
  <manifest:file-entry manifest:full-path="Pictures/1000020100000320000001AEDD0BBB73C82C63B9.png" manifest:media-type="image/png"/>
  <manifest:file-entry manifest:full-path="Pictures/100002010000014D000000972A9587C51C944A92.png" manifest:media-type="image/png"/>
  <manifest:file-entry manifest:full-path="Pictures/10000201000001BD000001364450F478ADF1D92F.png" manifest:media-type="image/png"/>
  <manifest:file-entry manifest:full-path="Pictures/10000201000005780000035C6DD9E183F8DA79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1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Git: system of a version contro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2">Git graph model</text:p>
          </draw:text-box>
        </draw:frame>
        <draw:frame draw:style-name="gr2" draw:text-style-name="P3" draw:layer="layout" svg:width="10.338cm" svg:height="4.687cm" svg:x="8.831cm" svg:y="5.226cm">
          <draw:image xlink:href="Pictures/100002010000014D000000972A9587C51C944A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2">Git branches</text:p>
          </draw:text-box>
        </draw:frame>
        <draw:frame draw:style-name="gr3" draw:text-style-name="P3" draw:layer="layout" svg:width="16.764cm" svg:height="10.298cm" svg:x="5.618cm" svg:y="3.556cm">
          <draw:image xlink:href="Pictures/10000201000005780000035C6DD9E183F8DA791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2">Git </text:p>
          </draw:text-box>
        </draw:frame>
        <draw:frame draw:style-name="gr3" draw:text-style-name="P3" draw:layer="layout" svg:width="21.166cm" svg:height="11.376cm" svg:x="3.478cm" svg:y="2.228cm">
          <draw:image xlink:href="Pictures/1000020100000320000001AEDD0BBB73C82C63B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1.773cm" svg:height="8.201cm" svg:x="7.874cm" svg:y="4.753cm">
          <draw:image xlink:href="Pictures/10000201000001BD000001364450F478ADF1D92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2">Git merge</text:p>
          </draw:text-box>
        </draw:frame>
        <draw:frame draw:style-name="gr3" draw:text-style-name="P3" draw:layer="layout" svg:width="14.795cm" svg:height="5.719cm" svg:x="6.08cm" svg:y="9.398cm">
          <draw:image xlink:href="Pictures/1000020100000272000000F27F481F204A922E7E.png" xlink:type="simple" xlink:show="embed" xlink:actuate="onLoad">
            <text:p/>
          </draw:image>
        </draw:frame>
        <draw:frame draw:style-name="gr3" draw:text-style-name="P3" draw:layer="layout" svg:width="14.542cm" svg:height="5.217cm" svg:x="6.098cm" svg:y="3.556cm">
          <draw:image xlink:href="Pictures/100002010000025A000000D88B6048461293EF7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09:31:50.879853531</meta:creation-date>
    <dc:date>2020-02-19T09:59:43.943975723</dc:date>
    <meta:editing-duration>PT17M1S</meta:editing-duration>
    <meta:editing-cycles>2</meta:editing-cycles>
    <meta:generator>LibreOffice/6.0.7.3$Linux_X86_64 LibreOffice_project/00m0$Build-3</meta:generator>
    <meta:document-statistic meta:object-count="48"/>
  </office:meta>
</office:document-meta>
</file>